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 style:master-page-name="MP0">
      <style:paragraph-properties fo:line-height="200%" style:page-number="auto" fo:break-before="page"/>
    </style:style>
    <style:style style:name="P3" style:family="paragraph" style:parent-style-name="Standard" style:list-style-name="L1">
      <style:paragraph-properties fo:line-height="200%"/>
    </style:style>
    <style:style style:name="P4" style:family="paragraph" style:parent-style-name="Standard">
      <style:paragraph-properties fo:line-height="200%"/>
      <style:text-properties officeooo:paragraph-rsid="000ecc01"/>
    </style:style>
    <style:style style:name="T1" style:family="text">
      <style:text-properties officeooo:rsid="000ecc01"/>
    </style:style>
    <style:style style:name="T2" style:family="text">
      <style:text-properties fo:font-style="italic" officeooo:rsid="000ecc01" style:font-style-asian="italic" style:font-style-complex="italic"/>
    </style:style>
    <style:style style:name="T3" style:family="text">
      <style:text-properties fo:font-style="italic" fo:font-weight="bold" officeooo:rsid="000ecc01" style:font-style-asian="italic" style:font-weight-asian="bold" style:font-style-complex="italic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t doesn’t take much searching to find skateboarders scattered around your local public spaces. Skaters love to make skate spots out of fountains, picnic tables, benches, and even stair rails.</text:p>
      <text:p text:style-name="P1"/>
      <text:p text:style-name="P1">The main question we have in mind - is the fact these signs are openly posted <text:span text:style-name="T1">but </text:span>ignored <text:span text:style-name="T1">a sign of literacy weakness or literacy strength</text:span>?</text:p>
      <text:p text:style-name="P1"/>
      <text:p text:style-name="P4">In other words - is it a failure in the literacy of the authority in getting their point across, <text:span text:style-name="T1">or i</text:span>s the population so literate they <text:span text:style-name="T1">can read into it and tell most people don’t care and the school doesn’t enforce it</text:span>?</text:p>
      <text:p text:style-name="P1"/>
      <text:p text:style-name="P1">Skating in public space is a well debated topic and concerns both skaters and common elderly civilians alike.</text:p>
      <text:p text:style-name="P1"/>
      <text:p text:style-name="P1">Skaters justify a variety of reasons in the breaking of authorities’ rules:</text:p>
      <text:list xml:id="list520258634" text:style-name="L1">
        <text:list-item>
          <text:p text:style-name="P3"><text:span text:style-name="T3">(paraphrase all of this)</text:span><text:span text:style-name="T1"> </text:span>Many skaters live under a focus of constant authority, and with teenagers feeling their lives are becoming increasingly monitored and regulated, many use skateboarding as a transgressive behavior or outlet to escape (read my scholarly discourse for more info)</text:p>
        </text:list-item>
        <text:list-item>
          <text:p text:style-name="P3">Lack of community action in <text:span text:style-name="T1">the </text:span>creation of dedicated skateparks</text:p>
        </text:list-item>
        <text:list-item>
          <text:p text:style-name="P3">Some skaters hold the preference of a more natural street skating style over designated, artificial skateparks.</text:p>
        </text:list-item>
        <text:list-item>
          <text:p text:style-name="P3">Skateboarding is also utilized as a means for transportation, which can often occur in a public space. <text:span text:style-name="T1">On many college campuses there are more people using skateboards to get around than cars!</text:span></text:p>
        </text:list-item>
      </text:list>
      <text:p text:style-name="P1"/>
      <text:p text:style-name="P1"><text:soft-page-break/>This <text:span text:style-name="T1">is an </text:span>important question <text:span text:style-name="T1">which might identify </text:span>the source <text:span text:style-name="T1">of</text:span> the public skating issue, <text:span text:style-name="T1">which could lead to </text:span>a sol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imbus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imbus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20$Build-3</meta:generator>
    <meta:initial-creator>Sven Sol</meta:initial-creator>
    <meta:creation-date>2019-05-02T22:46:00Z</meta:creation-date>
    <dc:date>2019-05-02T16:39:45.264906116</dc:date>
    <meta:editing-cycles>12</meta:editing-cycles>
    <meta:editing-duration>PT39M3S</meta:editing-duration>
    <meta:document-statistic meta:table-count="0" meta:image-count="0" meta:object-count="0" meta:page-count="2" meta:paragraph-count="10" meta:word-count="254" meta:character-count="1514" meta:non-whitespace-character-count="1274"/>
    <meta:template xlink:type="simple" xlink:actuate="onRequest" xlink:title="" xlink:href="Normal"/>
  </office:meta>
</office:document-meta>
</file>